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vl_5_scf_0_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7:42:00.876494475</meta:creation-date>
    <dc:date>2024-06-25T17:42:30.812887916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7.3.7.2$Linux_X86_64 LibreOffice_project/30$Build-2</meta:generator>
  </office:meta>
</office:document-meta>
</file>